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3">&lt;get_s1_s2(o.partner_id).upper()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o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7T13:25:37</dc:date>
    <meta:editing-duration>PT16H42M16S</meta:editing-duration>
    <meta:editing-cycles>335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6" meta:word-count="164" meta:character-count="2147" meta:non-whitespace-character-count="1812"/>
  </office:meta>
</office:document-meta>
</file>